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none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bottom" draw:auto-grow-height="false" draw:auto-grow-width="false" fo:min-height="0.335cm" fo:min-width="0.095cm" fo:padding-top="0cm" fo:padding-bottom="-0.008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a4b8b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da4b8b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966cm" svg:y1="15.737cm" svg:x2="9.566cm" svg:y2="15.737cm">
              <text:p/>
            </draw:line>
            <draw:g>
              <draw:line draw:style-name="gr2" draw:text-style-name="P1" draw:layer="layout" svg:x1="8.966cm" svg:y1="15.593cm" svg:x2="8.966cm" svg:y2="15.888cm">
                <text:p/>
              </draw:line>
              <draw:line draw:style-name="gr2" draw:text-style-name="P1" draw:layer="layout" svg:x1="9.565cm" svg:y1="15.593cm" svg:x2="9.565cm" svg:y2="15.888cm">
                <text:p/>
              </draw:line>
              <draw:rect draw:style-name="gr3" draw:text-style-name="P2" draw:layer="layout" svg:width="0.6cm" svg:height="0.302cm" svg:x="8.964cm" svg:y="15.589cm">
                <text:p/>
              </draw:rect>
            </draw:g>
          </draw:g>
          <draw:g>
            <draw:g>
              <draw:rect draw:style-name="gr4" draw:text-style-name="P2" draw:layer="layout" svg:width="0.6cm" svg:height="0.6cm" svg:x="8.96cm" svg:y="14.985cm">
                <text:p/>
              </draw:rect>
              <draw:line draw:style-name="gr1" draw:text-style-name="P1" draw:layer="layout" svg:x1="8.962cm" svg:y1="15.136cm" svg:x2="9.562cm" svg:y2="15.136cm">
                <text:p/>
              </draw:line>
              <draw:line draw:style-name="gr1" draw:text-style-name="P1" draw:layer="layout" svg:x1="8.962cm" svg:y1="15.286cm" svg:x2="9.562cm" svg:y2="15.286cm">
                <text:p/>
              </draw:line>
              <draw:line draw:style-name="gr1" draw:text-style-name="P1" draw:layer="layout" svg:x1="8.962cm" svg:y1="15.436cm" svg:x2="9.562cm" svg:y2="15.436cm">
                <text:p/>
              </draw:line>
            </draw:g>
          </draw:g>
          <draw:g>
            <draw:g>
              <draw:rect draw:style-name="gr4" draw:text-style-name="P2" draw:layer="layout" svg:width="0.6cm" svg:height="0.6cm" svg:x="8.96cm" svg:y="14.386cm">
                <text:p/>
              </draw:rect>
              <draw:line draw:style-name="gr1" draw:text-style-name="P1" draw:layer="layout" svg:x1="8.962cm" svg:y1="14.537cm" svg:x2="9.562cm" svg:y2="14.537cm">
                <text:p/>
              </draw:line>
              <draw:line draw:style-name="gr1" draw:text-style-name="P1" draw:layer="layout" svg:x1="8.962cm" svg:y1="14.687cm" svg:x2="9.562cm" svg:y2="14.687cm">
                <text:p/>
              </draw:line>
              <draw:line draw:style-name="gr1" draw:text-style-name="P1" draw:layer="layout" svg:x1="8.962cm" svg:y1="14.837cm" svg:x2="9.562cm" svg:y2="14.837cm">
                <text:p/>
              </draw:line>
            </draw:g>
          </draw:g>
          <draw:g>
            <draw:line draw:style-name="gr1" draw:text-style-name="P1" draw:layer="layout" svg:x1="9.565cm" svg:y1="15.737cm" svg:x2="10.165cm" svg:y2="15.737cm">
              <text:p/>
            </draw:line>
            <draw:g>
              <draw:line draw:style-name="gr2" draw:text-style-name="P1" draw:layer="layout" svg:x1="9.565cm" svg:y1="15.593cm" svg:x2="9.565cm" svg:y2="15.888cm">
                <text:p/>
              </draw:line>
              <draw:line draw:style-name="gr2" draw:text-style-name="P1" draw:layer="layout" svg:x1="10.165cm" svg:y1="15.593cm" svg:x2="10.165cm" svg:y2="15.888cm">
                <text:p/>
              </draw:line>
              <draw:rect draw:style-name="gr3" draw:text-style-name="P2" draw:layer="layout" svg:width="0.602cm" svg:height="0.302cm" svg:x="9.563cm" svg:y="15.589cm">
                <text:p/>
              </draw:rect>
            </draw:g>
          </draw:g>
          <draw:g>
            <draw:g>
              <draw:rect draw:style-name="gr4" draw:text-style-name="P2" draw:layer="layout" svg:width="0.6cm" svg:height="0.6cm" svg:x="9.56cm" svg:y="14.985cm">
                <text:p/>
              </draw:rect>
              <draw:line draw:style-name="gr1" draw:text-style-name="P1" draw:layer="layout" svg:x1="9.561cm" svg:y1="15.136cm" svg:x2="10.161cm" svg:y2="15.136cm">
                <text:p/>
              </draw:line>
              <draw:line draw:style-name="gr1" draw:text-style-name="P1" draw:layer="layout" svg:x1="9.561cm" svg:y1="15.286cm" svg:x2="10.161cm" svg:y2="15.286cm">
                <text:p/>
              </draw:line>
              <draw:line draw:style-name="gr1" draw:text-style-name="P1" draw:layer="layout" svg:x1="9.561cm" svg:y1="15.436cm" svg:x2="10.161cm" svg:y2="15.436cm">
                <text:p/>
              </draw:line>
            </draw:g>
            <draw:frame draw:style-name="gr5" draw:text-style-name="P4" draw:layer="layout" svg:width="0.6cm" svg:height="0.602cm" svg:x="9.56cm" svg:y="14.987cm">
              <draw:text-box>
                <text:p text:style-name="P3"><text:span text:style-name="T1">2</text:span></text:p>
              </draw:text-box>
            </draw:frame>
          </draw:g>
          <draw:g>
            <draw:g>
              <draw:rect draw:style-name="gr4" draw:text-style-name="P2" draw:layer="layout" svg:width="0.6cm" svg:height="0.6cm" svg:x="9.558cm" svg:y="14.386cm">
                <text:p/>
              </draw:rect>
              <draw:line draw:style-name="gr1" draw:text-style-name="P1" draw:layer="layout" svg:x1="9.56cm" svg:y1="14.537cm" svg:x2="10.16cm" svg:y2="14.537cm">
                <text:p/>
              </draw:line>
              <draw:line draw:style-name="gr1" draw:text-style-name="P1" draw:layer="layout" svg:x1="9.56cm" svg:y1="14.687cm" svg:x2="10.16cm" svg:y2="14.687cm">
                <text:p/>
              </draw:line>
              <draw:line draw:style-name="gr1" draw:text-style-name="P1" draw:layer="layout" svg:x1="9.56cm" svg:y1="14.837cm" svg:x2="10.16cm" svg:y2="14.837cm">
                <text:p/>
              </draw:line>
            </draw:g>
          </draw:g>
          <draw:g>
            <draw:line draw:style-name="gr1" draw:text-style-name="P1" draw:layer="layout" svg:x1="11.365cm" svg:y1="15.737cm" svg:x2="11.965cm" svg:y2="15.737cm">
              <text:p/>
            </draw:line>
            <draw:g>
              <draw:line draw:style-name="gr2" draw:text-style-name="P1" draw:layer="layout" svg:x1="11.365cm" svg:y1="15.593cm" svg:x2="11.365cm" svg:y2="15.888cm">
                <text:p/>
              </draw:line>
              <draw:line draw:style-name="gr2" draw:text-style-name="P1" draw:layer="layout" svg:x1="11.965cm" svg:y1="15.593cm" svg:x2="11.965cm" svg:y2="15.888cm">
                <text:p/>
              </draw:line>
              <draw:rect draw:style-name="gr3" draw:text-style-name="P2" draw:layer="layout" svg:width="0.602cm" svg:height="0.302cm" svg:x="11.364cm" svg:y="15.589cm">
                <text:p/>
              </draw:rect>
            </draw:g>
          </draw:g>
          <draw:g>
            <draw:line draw:style-name="gr1" draw:text-style-name="P1" draw:layer="layout" svg:x1="10.165cm" svg:y1="15.737cm" svg:x2="10.765cm" svg:y2="15.737cm">
              <text:p/>
            </draw:line>
            <draw:g>
              <draw:line draw:style-name="gr2" draw:text-style-name="P1" draw:layer="layout" svg:x1="10.165cm" svg:y1="15.593cm" svg:x2="10.165cm" svg:y2="15.888cm">
                <text:p/>
              </draw:line>
              <draw:line draw:style-name="gr2" draw:text-style-name="P1" draw:layer="layout" svg:x1="10.766cm" svg:y1="15.593cm" svg:x2="10.766cm" svg:y2="15.888cm">
                <text:p/>
              </draw:line>
              <draw:rect draw:style-name="gr3" draw:text-style-name="P2" draw:layer="layout" svg:width="0.602cm" svg:height="0.302cm" svg:x="10.165cm" svg:y="15.589cm">
                <text:p/>
              </draw:rect>
            </draw:g>
          </draw:g>
          <draw:g>
            <draw:line draw:style-name="gr1" draw:text-style-name="P1" draw:layer="layout" svg:x1="10.766cm" svg:y1="15.737cm" svg:x2="11.366cm" svg:y2="15.737cm">
              <text:p/>
            </draw:line>
            <draw:g>
              <draw:line draw:style-name="gr2" draw:text-style-name="P1" draw:layer="layout" svg:x1="10.766cm" svg:y1="15.593cm" svg:x2="10.766cm" svg:y2="15.888cm">
                <text:p/>
              </draw:line>
              <draw:line draw:style-name="gr2" draw:text-style-name="P1" draw:layer="layout" svg:x1="11.365cm" svg:y1="15.593cm" svg:x2="11.365cm" svg:y2="15.888cm">
                <text:p/>
              </draw:line>
              <draw:rect draw:style-name="gr3" draw:text-style-name="P2" draw:layer="layout" svg:width="0.6cm" svg:height="0.302cm" svg:x="10.764cm" svg:y="15.589cm">
                <text:p/>
              </draw:rect>
            </draw:g>
          </draw:g>
          <draw:g>
            <draw:g>
              <draw:rect draw:style-name="gr4" draw:text-style-name="P2" draw:layer="layout" svg:width="0.604cm" svg:height="0.6cm" svg:x="10.159cm" svg:y="14.985cm">
                <text:p/>
              </draw:rect>
              <draw:line draw:style-name="gr1" draw:text-style-name="P1" draw:layer="layout" svg:x1="10.161cm" svg:y1="15.136cm" svg:x2="10.761cm" svg:y2="15.136cm">
                <text:p/>
              </draw:line>
              <draw:line draw:style-name="gr1" draw:text-style-name="P1" draw:layer="layout" svg:x1="10.161cm" svg:y1="15.286cm" svg:x2="10.761cm" svg:y2="15.286cm">
                <text:p/>
              </draw:line>
              <draw:line draw:style-name="gr1" draw:text-style-name="P1" draw:layer="layout" svg:x1="10.161cm" svg:y1="15.436cm" svg:x2="10.761cm" svg:y2="15.436cm">
                <text:p/>
              </draw:line>
            </draw:g>
          </draw:g>
          <draw:g>
            <draw:g>
              <draw:rect draw:style-name="gr4" draw:text-style-name="P2" draw:layer="layout" svg:width="0.6cm" svg:height="0.6cm" svg:x="10.761cm" svg:y="14.985cm">
                <text:p/>
              </draw:rect>
              <draw:line draw:style-name="gr1" draw:text-style-name="P1" draw:layer="layout" svg:x1="10.762cm" svg:y1="15.136cm" svg:x2="11.362cm" svg:y2="15.136cm">
                <text:p/>
              </draw:line>
              <draw:line draw:style-name="gr1" draw:text-style-name="P1" draw:layer="layout" svg:x1="10.762cm" svg:y1="15.286cm" svg:x2="11.362cm" svg:y2="15.286cm">
                <text:p/>
              </draw:line>
              <draw:line draw:style-name="gr1" draw:text-style-name="P1" draw:layer="layout" svg:x1="10.762cm" svg:y1="15.436cm" svg:x2="11.362cm" svg:y2="15.436cm">
                <text:p/>
              </draw:line>
            </draw:g>
          </draw:g>
          <draw:g>
            <draw:g>
              <draw:rect draw:style-name="gr4" draw:text-style-name="P2" draw:layer="layout" svg:width="0.6cm" svg:height="0.6cm" svg:x="11.361cm" svg:y="14.985cm">
                <text:p/>
              </draw:rect>
              <draw:line draw:style-name="gr1" draw:text-style-name="P1" draw:layer="layout" svg:x1="11.361cm" svg:y1="15.136cm" svg:x2="11.961cm" svg:y2="15.136cm">
                <text:p/>
              </draw:line>
              <draw:line draw:style-name="gr1" draw:text-style-name="P1" draw:layer="layout" svg:x1="11.361cm" svg:y1="15.286cm" svg:x2="11.961cm" svg:y2="15.286cm">
                <text:p/>
              </draw:line>
              <draw:line draw:style-name="gr1" draw:text-style-name="P1" draw:layer="layout" svg:x1="11.361cm" svg:y1="15.436cm" svg:x2="11.961cm" svg:y2="15.436cm">
                <text:p/>
              </draw:line>
            </draw:g>
          </draw:g>
          <draw:g>
            <draw:g>
              <draw:rect draw:style-name="gr4" draw:text-style-name="P2" draw:layer="layout" svg:width="0.604cm" svg:height="0.6cm" svg:x="10.159cm" svg:y="14.386cm">
                <text:p/>
              </draw:rect>
              <draw:line draw:style-name="gr1" draw:text-style-name="P1" draw:layer="layout" svg:x1="10.161cm" svg:y1="14.537cm" svg:x2="10.761cm" svg:y2="14.537cm">
                <text:p/>
              </draw:line>
              <draw:line draw:style-name="gr1" draw:text-style-name="P1" draw:layer="layout" svg:x1="10.161cm" svg:y1="14.687cm" svg:x2="10.761cm" svg:y2="14.687cm">
                <text:p/>
              </draw:line>
              <draw:line draw:style-name="gr1" draw:text-style-name="P1" draw:layer="layout" svg:x1="10.161cm" svg:y1="14.837cm" svg:x2="10.761cm" svg:y2="14.837cm">
                <text:p/>
              </draw:line>
            </draw:g>
          </draw:g>
          <draw:g>
            <draw:g>
              <draw:rect draw:style-name="gr4" draw:text-style-name="P2" draw:layer="layout" svg:width="0.6cm" svg:height="0.6cm" svg:x="10.761cm" svg:y="14.386cm">
                <text:p/>
              </draw:rect>
              <draw:line draw:style-name="gr1" draw:text-style-name="P1" draw:layer="layout" svg:x1="10.762cm" svg:y1="14.537cm" svg:x2="11.362cm" svg:y2="14.537cm">
                <text:p/>
              </draw:line>
              <draw:line draw:style-name="gr1" draw:text-style-name="P1" draw:layer="layout" svg:x1="10.762cm" svg:y1="14.687cm" svg:x2="11.362cm" svg:y2="14.687cm">
                <text:p/>
              </draw:line>
              <draw:line draw:style-name="gr1" draw:text-style-name="P1" draw:layer="layout" svg:x1="10.762cm" svg:y1="14.837cm" svg:x2="11.362cm" svg:y2="14.837cm">
                <text:p/>
              </draw:line>
            </draw:g>
            <draw:frame draw:style-name="gr5" draw:text-style-name="P5" draw:layer="layout" svg:width="0.6cm" svg:height="0.6cm" svg:x="10.761cm" svg:y="14.387cm">
              <draw:text-box>
                <text:p text:style-name="P3"><text:span text:style-name="T2">1</text:span></text:p>
              </draw:text-box>
            </draw:frame>
          </draw:g>
          <draw:g>
            <draw:g>
              <draw:rect draw:style-name="gr4" draw:text-style-name="P2" draw:layer="layout" svg:width="0.6cm" svg:height="0.6cm" svg:x="11.361cm" svg:y="14.386cm">
                <text:p/>
              </draw:rect>
              <draw:line draw:style-name="gr1" draw:text-style-name="P1" draw:layer="layout" svg:x1="11.361cm" svg:y1="14.537cm" svg:x2="11.961cm" svg:y2="14.537cm">
                <text:p/>
              </draw:line>
              <draw:line draw:style-name="gr1" draw:text-style-name="P1" draw:layer="layout" svg:x1="11.361cm" svg:y1="14.687cm" svg:x2="11.961cm" svg:y2="14.687cm">
                <text:p/>
              </draw:line>
              <draw:line draw:style-name="gr1" draw:text-style-name="P1" draw:layer="layout" svg:x1="11.361cm" svg:y1="14.837cm" svg:x2="11.961cm" svg:y2="14.837cm">
                <text:p/>
              </draw:line>
            </draw:g>
            <draw:frame draw:style-name="gr5" draw:text-style-name="P5" draw:layer="layout" svg:width="0.6cm" svg:height="0.6cm" svg:x="11.361cm" svg:y="14.387cm">
              <draw:text-box>
                <text:p text:style-name="P3"><text:span text:style-name="T2">1</text:span></text:p>
              </draw:text-box>
            </draw:frame>
          </draw:g>
          <draw:g>
            <draw:g>
              <draw:rect draw:style-name="gr4" draw:text-style-name="P2" draw:layer="layout" svg:width="0.6cm" svg:height="0.6cm" svg:x="11.361cm" svg:y="13.786cm">
                <text:p/>
              </draw:rect>
              <draw:line draw:style-name="gr1" draw:text-style-name="P1" draw:layer="layout" svg:x1="11.361cm" svg:y1="13.936cm" svg:x2="11.961cm" svg:y2="13.936cm">
                <text:p/>
              </draw:line>
              <draw:line draw:style-name="gr1" draw:text-style-name="P1" draw:layer="layout" svg:x1="11.361cm" svg:y1="14.086cm" svg:x2="11.961cm" svg:y2="14.086cm">
                <text:p/>
              </draw:line>
              <draw:line draw:style-name="gr1" draw:text-style-name="P1" draw:layer="layout" svg:x1="11.361cm" svg:y1="14.236cm" svg:x2="11.961cm" svg:y2="14.236cm">
                <text:p/>
              </draw:line>
            </draw:g>
            <draw:frame draw:style-name="gr5" draw:text-style-name="P6" draw:layer="layout" svg:width="0.6cm" svg:height="0.6cm" svg:x="11.361cm" svg:y="13.788cm">
              <draw:text-box>
                <text:p text:style-name="P3"><text:span text:style-name="T3">0</text:span></text:p>
              </draw:text-box>
            </draw:frame>
          </draw:g>
          <draw:g>
            <draw:g>
              <draw:rect draw:style-name="gr4" draw:text-style-name="P2" draw:layer="layout" svg:width="0.604cm" svg:height="0.6cm" svg:x="10.159cm" svg:y="13.786cm">
                <text:p/>
              </draw:rect>
              <draw:line draw:style-name="gr1" draw:text-style-name="P1" draw:layer="layout" svg:x1="10.161cm" svg:y1="13.936cm" svg:x2="10.761cm" svg:y2="13.936cm">
                <text:p/>
              </draw:line>
              <draw:line draw:style-name="gr1" draw:text-style-name="P1" draw:layer="layout" svg:x1="10.161cm" svg:y1="14.086cm" svg:x2="10.761cm" svg:y2="14.086cm">
                <text:p/>
              </draw:line>
              <draw:line draw:style-name="gr1" draw:text-style-name="P1" draw:layer="layout" svg:x1="10.161cm" svg:y1="14.236cm" svg:x2="10.761cm" svg:y2="14.236cm">
                <text:p/>
              </draw:line>
            </draw:g>
            <draw:frame draw:style-name="gr5" draw:text-style-name="P4" draw:layer="layout" svg:width="0.604cm" svg:height="0.6cm" svg:x="10.159cm" svg:y="13.788cm">
              <draw:text-box>
                <text:p text:style-name="P3"><text:span text:style-name="T1">3</text:span></text:p>
              </draw:text-box>
            </draw:frame>
          </draw:g>
          <draw:g>
            <draw:g>
              <draw:rect draw:style-name="gr4" draw:text-style-name="P2" draw:layer="layout" svg:width="0.6cm" svg:height="0.6cm" svg:x="10.761cm" svg:y="13.786cm">
                <text:p/>
              </draw:rect>
              <draw:line draw:style-name="gr1" draw:text-style-name="P1" draw:layer="layout" svg:x1="10.762cm" svg:y1="13.936cm" svg:x2="11.362cm" svg:y2="13.936cm">
                <text:p/>
              </draw:line>
              <draw:line draw:style-name="gr1" draw:text-style-name="P1" draw:layer="layout" svg:x1="10.762cm" svg:y1="14.086cm" svg:x2="11.362cm" svg:y2="14.086cm">
                <text:p/>
              </draw:line>
              <draw:line draw:style-name="gr1" draw:text-style-name="P1" draw:layer="layout" svg:x1="10.762cm" svg:y1="14.236cm" svg:x2="11.362cm" svg:y2="14.236cm">
                <text:p/>
              </draw:line>
            </draw:g>
            <draw:frame draw:style-name="gr5" draw:text-style-name="P6" draw:layer="layout" svg:width="0.6cm" svg:height="0.6cm" svg:x="10.761cm" svg:y="13.788cm">
              <draw:text-box>
                <text:p text:style-name="P3"><text:span text:style-name="T3">6</text:span></text:p>
              </draw:text-box>
            </draw:frame>
          </draw:g>
          <draw:g>
            <draw:g>
              <draw:rect draw:style-name="gr4" draw:text-style-name="P2" draw:layer="layout" svg:width="0.6cm" svg:height="0.6cm" svg:x="9.56cm" svg:y="13.786cm">
                <text:p/>
              </draw:rect>
              <draw:line draw:style-name="gr1" draw:text-style-name="P1" draw:layer="layout" svg:x1="9.561cm" svg:y1="13.936cm" svg:x2="10.161cm" svg:y2="13.936cm">
                <text:p/>
              </draw:line>
              <draw:line draw:style-name="gr1" draw:text-style-name="P1" draw:layer="layout" svg:x1="9.561cm" svg:y1="14.086cm" svg:x2="10.161cm" svg:y2="14.086cm">
                <text:p/>
              </draw:line>
              <draw:line draw:style-name="gr1" draw:text-style-name="P1" draw:layer="layout" svg:x1="9.561cm" svg:y1="14.236cm" svg:x2="10.161cm" svg:y2="14.236cm">
                <text:p/>
              </draw:line>
            </draw:g>
            <draw:frame draw:style-name="gr5" draw:text-style-name="P4" draw:layer="layout" svg:width="0.6cm" svg:height="0.6cm" svg:x="9.56cm" svg:y="13.788cm">
              <draw:text-box>
                <text:p text:style-name="P3"><text:span text:style-name="T1">8</text:span></text:p>
              </draw:text-box>
            </draw:frame>
          </draw:g>
          <draw:g>
            <draw:g>
              <draw:rect draw:style-name="gr4" draw:text-style-name="P2" draw:layer="layout" svg:width="0.6cm" svg:height="0.6cm" svg:x="8.96cm" svg:y="13.786cm">
                <text:p/>
              </draw:rect>
              <draw:line draw:style-name="gr1" draw:text-style-name="P1" draw:layer="layout" svg:x1="8.962cm" svg:y1="13.936cm" svg:x2="9.562cm" svg:y2="13.936cm">
                <text:p/>
              </draw:line>
              <draw:line draw:style-name="gr1" draw:text-style-name="P1" draw:layer="layout" svg:x1="8.962cm" svg:y1="14.086cm" svg:x2="9.562cm" svg:y2="14.086cm">
                <text:p/>
              </draw:line>
              <draw:line draw:style-name="gr1" draw:text-style-name="P1" draw:layer="layout" svg:x1="8.962cm" svg:y1="14.236cm" svg:x2="9.562cm" svg:y2="14.236cm">
                <text:p/>
              </draw:line>
            </draw:g>
            <draw:frame draw:style-name="gr5" draw:text-style-name="P4" draw:layer="layout" svg:width="0.6cm" svg:height="0.6cm" svg:x="8.96cm" svg:y="13.788cm">
              <draw:text-box>
                <text:p text:style-name="P3"><text:span text:style-name="T1">6</text:span></text:p>
              </draw:text-box>
            </draw:frame>
          </draw:g>
          <draw:line draw:style-name="gr6" draw:text-style-name="P1" draw:layer="layout" svg:x1="10.762cm" svg:y1="14.537cm" svg:x2="11.961cm" svg:y2="14.537cm">
            <text:p/>
          </draw:line>
          <draw:g>
            <draw:g>
              <draw:rect draw:style-name="gr4" draw:text-style-name="P2" draw:layer="layout" svg:width="0.602cm" svg:height="0.6cm" svg:x="9.563cm" svg:y="14.387cm">
                <text:p/>
              </draw:rect>
              <draw:line draw:style-name="gr1" draw:text-style-name="P1" draw:layer="layout" svg:x1="9.566cm" svg:y1="14.54cm" svg:x2="10.166cm" svg:y2="14.54cm">
                <text:p/>
              </draw:line>
              <draw:line draw:style-name="gr1" draw:text-style-name="P1" draw:layer="layout" svg:x1="9.566cm" svg:y1="14.69cm" svg:x2="10.166cm" svg:y2="14.69cm">
                <text:p/>
              </draw:line>
              <draw:line draw:style-name="gr1" draw:text-style-name="P1" draw:layer="layout" svg:x1="9.566cm" svg:y1="14.84cm" svg:x2="10.166cm" svg:y2="14.84cm">
                <text:p/>
              </draw:line>
            </draw:g>
            <draw:frame draw:style-name="gr5" draw:text-style-name="P7" draw:layer="layout" svg:width="0.602cm" svg:height="0.602cm" svg:x="9.563cm" svg:y="14.389cm">
              <draw:text-box>
                <text:p text:style-name="P3"><text:span text:style-name="T4">8</text:span></text:p>
              </draw:text-box>
            </draw:frame>
          </draw:g>
          <draw:g>
            <draw:g>
              <draw:rect draw:style-name="gr4" draw:text-style-name="P2" draw:layer="layout" svg:width="0.602cm" svg:height="0.604cm" svg:x="10.165cm" svg:y="14.987cm">
                <text:p/>
              </draw:rect>
              <draw:line draw:style-name="gr1" draw:text-style-name="P1" draw:layer="layout" svg:x1="10.165cm" svg:y1="15.139cm" svg:x2="10.765cm" svg:y2="15.139cm">
                <text:p/>
              </draw:line>
              <draw:line draw:style-name="gr1" draw:text-style-name="P1" draw:layer="layout" svg:x1="10.165cm" svg:y1="15.289cm" svg:x2="10.765cm" svg:y2="15.289cm">
                <text:p/>
              </draw:line>
              <draw:line draw:style-name="gr1" draw:text-style-name="P1" draw:layer="layout" svg:x1="10.165cm" svg:y1="15.442cm" svg:x2="10.765cm" svg:y2="15.442cm">
                <text:p/>
              </draw:line>
            </draw:g>
            <draw:frame draw:style-name="gr5" draw:text-style-name="P4" draw:layer="layout" svg:width="0.602cm" svg:height="0.6cm" svg:x="10.165cm" svg:y="14.991cm">
              <draw:text-box>
                <text:p text:style-name="P3"><text:span text:style-name="T1">3</text:span></text:p>
              </draw:text-box>
            </draw:frame>
          </draw:g>
          <draw:g>
            <draw:g>
              <draw:rect draw:style-name="gr4" draw:text-style-name="P2" draw:layer="layout" svg:width="0.602cm" svg:height="0.604cm" svg:x="10.165cm" svg:y="14.387cm">
                <text:p/>
              </draw:rect>
              <draw:line draw:style-name="gr1" draw:text-style-name="P1" draw:layer="layout" svg:x1="10.165cm" svg:y1="14.539cm" svg:x2="10.765cm" svg:y2="14.539cm">
                <text:p/>
              </draw:line>
              <draw:line draw:style-name="gr1" draw:text-style-name="P1" draw:layer="layout" svg:x1="10.165cm" svg:y1="14.689cm" svg:x2="10.765cm" svg:y2="14.689cm">
                <text:p/>
              </draw:line>
              <draw:line draw:style-name="gr1" draw:text-style-name="P1" draw:layer="layout" svg:x1="10.165cm" svg:y1="14.84cm" svg:x2="10.765cm" svg:y2="14.84cm">
                <text:p/>
              </draw:line>
            </draw:g>
            <draw:frame draw:style-name="gr5" draw:text-style-name="P7" draw:layer="layout" svg:width="0.602cm" svg:height="0.6cm" svg:x="10.165cm" svg:y="14.391cm">
              <draw:text-box>
                <text:p text:style-name="P3"><text:span text:style-name="T5">3</text:span></text:p>
              </draw:text-box>
            </draw:frame>
          </draw:g>
          <draw:line draw:style-name="gr6" draw:text-style-name="P1" draw:layer="layout" svg:x1="10.762cm" svg:y1="13.786cm" svg:x2="10.766cm" svg:y2="15.5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1:23:37.548918011</meta:creation-date>
    <dc:date>2018-02-07T21:24:05.168618986</dc:date>
    <meta:editing-duration>PT27S</meta:editing-duration>
    <meta:editing-cycles>1</meta:editing-cycles>
    <meta:document-statistic meta:object-count="152"/>
    <meta:generator>LibreOffice/6.0.0.3$MacOSX_X86_64 LibreOffice_project/64a0f66915f38c6217de274f0aa8e15618924765</meta:generator>
  </office:meta>
</office:document-meta>
</file>